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12790b" draw:marker-start-width="0.437cm" draw:marker-end="Square" draw:marker-end-width="0.437cm" svg:stroke-opacity="100%" draw:fill-color="#12790b" draw:opacity="0%" draw:opacity-name="" draw:textarea-vertical-align="middle" fo:padding-top="0.203cm" fo:padding-bottom="0.203cm" fo:padding-left="0.328cm" fo:padding-right="0.328cm"/>
    </style:style>
    <style:style style:name="gr2" style:family="graphic" style:parent-style-name="standard">
      <style:graphic-properties draw:stroke="dash" draw:stroke-dash="Ultrafine_20_Dashed" svg:stroke-width="0.159cm" svg:stroke-color="#12790b" draw:marker-start-width="0.437cm" draw:marker-end-width="0.437cm" svg:stroke-opacity="0%" draw:fill-color="#12790b" draw:textarea-vertical-align="middle" fo:padding-top="0.203cm" fo:padding-bottom="0.203cm" fo:padding-left="0.328cm" fo:padding-right="0.328cm"/>
    </style:style>
    <style:style style:name="gr3" style:family="graphic" style:parent-style-name="standard">
      <style:graphic-properties svg:stroke-width="0.159cm" svg:stroke-color="#12790b" draw:marker-start-width="0.437cm" draw:marker-end-width="0.437cm" svg:stroke-opacity="0%" draw:fill-color="#12790b" draw:textarea-vertical-align="middle" fo:padding-top="0.203cm" fo:padding-bottom="0.203cm" fo:padding-left="0.328cm" fo:padding-right="0.328cm"/>
    </style:style>
    <style:style style:name="gr4" style:family="graphic" style:parent-style-name="standard">
      <style:graphic-properties svg:stroke-width="0.159cm" svg:stroke-color="#12790b" draw:marker-start-width="0.437cm" draw:marker-end-width="0.437cm" svg:stroke-opacity="100%" draw:fill-color="#12790b" draw:opacity="0%" draw:opacity-name="" draw:textarea-vertical-align="middle" fo:padding-top="0.203cm" fo:padding-bottom="0.203cm" fo:padding-left="0.328cm" fo:padding-right="0.328cm"/>
    </style:style>
    <style:style style:name="P1" style:family="paragraph">
      <loext:graphic-properties draw:fill-color="#12790b" draw:opacity="0%"/>
      <style:paragraph-properties fo:text-align="center"/>
    </style:style>
    <style:style style:name="P2" style:family="paragraph">
      <loext:graphic-properties draw:fill-color="#12790b"/>
      <style:paragraph-properties fo:text-align="center"/>
    </style:style>
  </office:automatic-styles>
  <office:body>
    <office:drawing>
      <draw:page draw:name="page1" draw:style-name="dp1" draw:master-page-name="默认">
        <draw:ellipse draw:style-name="gr1" draw:text-style-name="P1" draw:layer="layout" svg:width="5.686cm" svg:height="4.4cm" draw:transform="skewX (0.00994837673636768) rotate (1.55596102815294) translate (7.598cm 8.532cm)" draw:kind="cut" draw:start-angle="271.05" draw:end-angle="90.56">
          <text:p/>
        </draw:ellipse>
        <draw:circle draw:style-name="gr2" draw:text-style-name="P2" draw:layer="layout" svg:width="4.4cm" svg:height="4.4cm" draw:transform="rotate (1.55159770502296) translate (5.449cm 10.078cm)" draw:kind="cut" draw:start-angle="271.05" draw:end-angle="90.56">
          <text:p/>
        </draw:circle>
        <draw:circle draw:style-name="gr3" draw:text-style-name="P2" draw:layer="layout" svg:width="4.4cm" svg:height="4.4cm" draw:transform="rotate (1.55159770502296) translate (9.749cm 10.098cm)" draw:kind="cut" draw:start-angle="271.05" draw:end-angle="90.56">
          <text:p/>
        </draw:circle>
        <draw:ellipse draw:style-name="gr4" draw:text-style-name="P1" draw:layer="layout" svg:width="1.873cm" svg:height="1.908cm" draw:transform="skewX (-0.00157079632679489) rotate (-1.58528255958645) translate (12.936cm 8.494cm)" draw:kind="cut" draw:start-angle="271.05" draw:end-angle="90.56">
          <text:p/>
        </draw:ellipse>
        <draw:ellipse draw:style-name="gr3" draw:text-style-name="P2" draw:layer="layout" svg:width="1.872cm" svg:height="1.905cm" draw:transform="skewX (0.000523598775598298) rotate (-1.58423536203525) translate (13.882cm 7.52cm)" draw:kind="cut" draw:start-angle="271.05" draw:end-angle="90.56">
          <text:p/>
        </draw:ellipse>
        <draw:ellipse draw:style-name="gr3" draw:text-style-name="P2" draw:layer="layout" svg:width="1.873cm" svg:height="1.907cm" draw:transform="rotate (-1.58406082911005) translate (12.019cm 7.521cm)" draw:kind="cut" draw:start-angle="271.05" draw:end-angle="90.56">
          <text:p/>
        </draw:ellipse>
        <draw:ellipse draw:style-name="gr4" draw:text-style-name="P1" draw:layer="layout" svg:width="1.873cm" svg:height="1.905cm" draw:transform="rotate (-1.58406082911005) translate (8.655cm 8.495cm)" draw:kind="cut" draw:start-angle="271.05" draw:end-angle="90.56">
          <text:p/>
        </draw:ellipse>
        <draw:ellipse draw:style-name="gr3" draw:text-style-name="P2" draw:layer="layout" svg:width="1.872cm" svg:height="1.905cm" draw:transform="skewX (-0.0005235987755983) rotate (-1.58528255958645) translate (9.603cm 7.521cm)" draw:kind="cut" draw:start-angle="271.05" draw:end-angle="90.56">
          <text:p/>
        </draw:ellipse>
        <draw:ellipse draw:style-name="gr3" draw:text-style-name="P2" draw:layer="layout" svg:width="1.874cm" svg:height="1.907cm" draw:transform="skewX (-0.0010471975511966) rotate (-1.58458442788565) translate (7.74cm 7.522cm)" draw:kind="cut" draw:start-angle="271.05" draw:end-angle="90.56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2:00:54.457036628</meta:creation-date>
    <dc:date>2016-10-31T13:47:43.418774939</dc:date>
    <meta:editing-duration>PT1H26M22S</meta:editing-duration>
    <meta:editing-cycles>10</meta:editing-cycles>
    <meta:generator>LibreOffice/5.1.2.2$Linux_X86_64 LibreOffice_project/10m0$Build-2</meta:generator>
    <meta:document-statistic meta:object-count="9"/>
  </office:meta>
</office:document-meta>
</file>